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675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1.524cm" svg:x="1.889cm" svg:y="7.223cm">
          <text:p text:style-name="P1">Dataflow program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75cm" svg:height="1.524cm" svg:x="10.906cm" svg:y="7.223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75cm" svg:height="1.524cm" svg:x="16.24cm" svg:y="6.207cm">
          <text:p text:style-name="P1">Servo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.54cm" svg:height="1.524cm" svg:x="16.24cm" svg:y="7.985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175cm" svg:height="1.524cm" svg:x="10.906cm" svg:y="11.414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175cm" svg:height="1.524cm" svg:x="16.24cm" svg:y="10.398cm">
          <text:p text:style-name="P1">Servo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54cm" svg:height="1.524cm" svg:x="16.24cm" svg:y="12.176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175cm" svg:height="1.524cm" svg:x="10.906cm" svg:y="2.908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75cm" svg:height="1.524cm" svg:x="16.24cm" svg:y="1.892cm">
          <text:p text:style-name="P1">Servo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54cm" svg:height="1.524cm" svg:x="16.24cm" svg:y="3.67cm"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4.081cm" svg:y1="3.67cm" svg:x2="16.24cm" svg:y2="2.654cm" draw:start-shape="id1" draw:start-glue-point="1" draw:end-shape="id2" draw:end-glue-point="3" svg:d="M14081 3670c1618 0 539-1016 2159-1016" svg:viewBox="0 0 2160 1017">
          <text:p text:style-name="P1">wire</text:p>
        </draw:connector>
        <draw:connector draw:style-name="gr5" draw:text-style-name="P2" draw:layer="layout" draw:type="curve" svg:x1="14.081cm" svg:y1="7.985cm" svg:x2="16.24cm" svg:y2="6.969cm" draw:start-shape="id3" draw:start-glue-point="1" draw:end-shape="id4" draw:end-glue-point="3" svg:d="M14081 7985c1618 0 539-1016 2159-1016" svg:viewBox="0 0 2160 1017">
          <text:p/>
        </draw:connector>
        <draw:connector draw:style-name="gr5" draw:text-style-name="P2" draw:layer="layout" draw:type="curve" svg:x1="14.081cm" svg:y1="12.176cm" svg:x2="16.24cm" svg:y2="11.16cm" draw:start-shape="id5" draw:start-glue-point="1" draw:end-shape="id6" svg:d="M14081 12176c1618 0 539-1016 2159-1016" svg:viewBox="0 0 2160 1017">
          <text:p/>
        </draw:connector>
        <draw:connector draw:style-name="gr5" draw:text-style-name="P2" draw:layer="layout" draw:type="curve" svg:x1="16.24cm" svg:y1="12.938cm" svg:x2="14.081cm" svg:y2="12.176cm" draw:start-shape="id7" draw:start-glue-point="3" draw:end-shape="id5" draw:end-glue-point="1" svg:d="M16240 12938c-1620 0-541-762-2159-762" svg:viewBox="0 0 2160 763">
          <text:p/>
        </draw:connector>
        <draw:connector draw:style-name="gr5" draw:text-style-name="P2" draw:layer="layout" draw:type="curve" svg:x1="16.24cm" svg:y1="4.432cm" svg:x2="14.081cm" svg:y2="3.67cm" draw:start-shape="id8" draw:start-glue-point="3" draw:end-shape="id1" draw:end-glue-point="1" svg:d="M16240 4432c-1620 0-541-762-2159-762" svg:viewBox="0 0 2160 763">
          <text:p/>
        </draw:connector>
        <draw:connector draw:style-name="gr5" draw:text-style-name="P2" draw:layer="layout" draw:type="curve" svg:x1="16.24cm" svg:y1="8.747cm" svg:x2="14.081cm" svg:y2="7.985cm" draw:start-shape="id9" draw:start-glue-point="3" draw:end-shape="id3" svg:d="M16240 8747c-1620 0-541-762-2159-762" svg:viewBox="0 0 2160 763">
          <text:p/>
        </draw:connector>
        <draw:connector draw:style-name="gr6" draw:text-style-name="P2" draw:layer="layout" draw:type="curve" svg:x1="10.906cm" svg:y1="3.67cm" svg:x2="8.239cm" svg:y2="7.985cm" draw:start-shape="id1" draw:start-glue-point="3" draw:end-shape="id10" svg:d="M10906 3670c-2001 0-668 4315-2667 4315" svg:viewBox="0 0 2668 4316">
          <text:p text:style-name="P1">BLE</text:p>
        </draw:connector>
        <draw:connector draw:style-name="gr6" draw:text-style-name="P2" draw:layer="layout" draw:type="curve" svg:x1="10.906cm" svg:y1="7.985cm" svg:x2="8.239cm" svg:y2="7.985cm" draw:start-shape="id3" draw:start-glue-point="3" draw:end-shape="id10" draw:end-glue-point="1" svg:d="M10906 7985h-2667" svg:viewBox="0 0 2668 1">
          <text:p text:style-name="P1">BLE</text:p>
        </draw:connector>
        <draw:connector draw:style-name="gr6" draw:text-style-name="P2" draw:layer="layout" draw:type="curve" svg:x1="10.906cm" svg:y1="12.176cm" svg:x2="8.239cm" svg:y2="7.985cm" draw:start-shape="id5" draw:start-glue-point="3" draw:end-shape="id10" draw:end-glue-point="1" svg:d="M10906 12176c-2001 0-668-4191-2667-4191" svg:viewBox="0 0 2668 4192">
          <text:p text:style-name="P1">BL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23:35:58.003594990</meta:creation-date>
    <dc:date>2017-04-19T23:43:09.505018721</dc:date>
    <meta:editing-duration>PT7M11S</meta:editing-duration>
    <meta:editing-cycles>1</meta:editing-cycles>
    <meta:document-statistic meta:object-count="19"/>
    <meta:generator>LibreOffice/5.2.2.2$Linux_X86_64 LibreOffice_project/20m0$Build-2</meta:generator>
  </office:meta>
</office:document-meta>
</file>